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Unistra Symbol" svg:font-family="'Unistra Symbol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List_20_Paragraph">
      <style:paragraph-properties fo:text-align="justify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List_20_Paragraph" style:list-style-name="WWNum8">
      <style:paragraph-properties fo:text-align="justify" style:justify-single-word="false"/>
    </style:style>
    <style:style style:name="P5" style:family="paragraph" style:parent-style-name="List_20_Paragraph">
      <style:paragraph-properties fo:text-align="justify" style:justify-single-word="false"/>
      <style:text-properties fo:language="fr" fo:country="FR"/>
    </style:style>
    <style:style style:name="P6" style:family="paragraph" style:parent-style-name="List_20_Paragraph" style:list-style-name="WWNum8">
      <style:paragraph-properties fo:text-align="justify" style:justify-single-word="false"/>
      <style:text-properties fo:language="fr" fo:country="FR"/>
    </style:style>
    <style:style style:name="P7" style:family="paragraph" style:parent-style-name="List_20_Paragraph">
      <style:paragraph-properties fo:text-align="justify" style:justify-single-word="false"/>
      <style:text-properties fo:language="fr" fo:country="FR" officeooo:rsid="00105b7c"/>
    </style:style>
    <style:style style:name="P8" style:family="paragraph" style:parent-style-name="List_20_Paragraph">
      <style:paragraph-properties fo:margin-left="1.27cm" fo:margin-right="0cm" fo:text-align="justify" style:justify-single-word="false" fo:text-indent="0.635cm" style:auto-text-indent="false"/>
      <style:text-properties fo:language="fr" fo:country="FR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105b7c"/>
    </style:style>
    <style:style style:name="T3" style:family="text">
      <style:text-properties fo:color="#00000a" fo:language="fr" fo:country="FR"/>
    </style:style>
    <style:style style:name="T4" style:family="text">
      <style:text-properties officeooo:rsid="00117a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oBack"/>Réglement de l’offre eplouribousse</text:p>
      <text:p text:style-name="P1"/>
      <text:list xml:id="list2361237078191653659" text:style-name="WWNum8">
        <text:list-item>
          <text:p text:style-name="P6">Offre limitée à la France métropolitaine,</text:p>
        </text:list-item>
        <text:list-item>
          <text:p text:style-name="P6">Aux seuls établissements dont l’un des agents aura participé à l’une des deux visioconférences de présentation,</text:p>
        </text:list-item>
        <text:list-item>
          <text:p text:style-name="P6">Forme de la candidature : Par mail de la direction du SCD de l’Etablissement candidat à la direction du Service des Bibliothèques de l’Université de Strasbourg à compter du <text:span text:style-name="T4">30 mars 2021</text:span> <text:span text:style-name="T4">14:00</text:span> (sous réserve de modification dont les participants aux visioconférences de présentation seront informés le cas échéant)</text:p>
        </text:list-item>
      </text:list>
      <text:p text:style-name="P8">Le mail de candidature sera adressé en copie au responsable du Pôle collection et au développeur de l’application :</text:p>
      <text:list xml:id="list83647802930030" text:continue-numbering="true" text:style-name="WWNum8">
        <text:list-item>
          <text:list>
            <text:list-item>
              <text:p text:style-name="P4"><text:span text:style-name="T1">Pour M. Gemmerle, directrice : </text:span><text:a xlink:type="simple" xlink:href="mailto:mgemmerle@unistra.fr" text:style-name="Internet_20_link" text:visited-style-name="Visited_20_Internet_20_Link"><text:span text:style-name="T3">mgemmerle@unistra.fr</text:span></text:a></text:p>
            </text:list-item>
            <text:list-item>
              <text:p text:style-name="P4"><text:span text:style-name="T1">Copie à N. Di-Méo, responsable du pôle collections : </text:span><text:a xlink:type="simple" xlink:href="mailto:nicolas.dimeo@unistra.fr" text:style-name="Internet_20_link" text:visited-style-name="Visited_20_Internet_20_Link"><text:span text:style-name="T3">nicolas.dimeo@unistra.fr</text:span></text:a></text:p>
            </text:list-item>
            <text:list-item>
              <text:p text:style-name="P4"><text:span text:style-name="T1">Copie à G. Gressot, développeur : </text:span><text:a xlink:type="simple" xlink:href="mailto:gressot@unistra.fr" text:style-name="Internet_20_link" text:visited-style-name="Visited_20_Internet_20_Link"><text:span text:style-name="T3">gressot@unistra.fr</text:span></text:a></text:p>
            </text:list-item>
          </text:list>
        </text:list-item>
      </text:list>
      <text:p text:style-name="P8">La candidature implique que la direction du service informatique de l’établissement candidat a été contactée pour accord ; son représentant devra être clairement mis en copie du message de candidature.</text:p>
      <text:list xml:id="list83647156936707" text:continue-numbering="true" text:style-name="WWNum8">
        <text:list-item>
          <text:p text:style-name="P6">Il est demandé d’envoyer le mail de candidature avec notification de distribution et demande d’accusé de réception : c’est l’heure de réception du message qui fera foi.</text:p>
        </text:list-item>
        <text:list-item>
          <text:p text:style-name="P6">Contenu de l’offre :</text:p>
          <text:list>
            <text:list-item>
              <text:p text:style-name="P6">Réponses aux questions de l’équipe informatique chargée du déploiement</text:p>
            </text:list-item>
            <text:list-item>
              <text:p text:style-name="P6">Aide au paramétrage complet de la base de données : Cette aide se fera à distance ; il est même possible d’envisager que ce paramétrage soit entièrement confié à l’Université de Strasbourg sous réserve que l’établissement accepte de confier les données nécessaires : extractions Sudoc, mail des utilisateurs, motifs d’exclusions etc. Dans ce cas, l’Université de Strasbourg s’engage à ne pas conserver ces données au-delà de la période de paramétrage.</text:p>
            </text:list-item>
            <text:list-item>
              <text:p text:style-name="P6">Formation sur deux demi-journées de l’ensemble des utilisateurs y compris l’administrateur (en présentiel si les règles sanitaires le permettent, en visioconférence sinon)</text:p>
            </text:list-item>
            <text:list-item>
              <text:p text:style-name="P6">Assistance à distance pendant une durée d’un an à compter du lendemain de la date de formation : Le concepteur de l’application s’efforcera de répondre aux demandes dans un délai raisonnable (Les demandes de développement qui ne bénéficieraient pas à l’ensemble de la communauté potentielle des utilisateurs sont exclues)</text:p>
            </text:list-item>
          </text:list>
        </text:list-item>
        <text:list-item>
          <text:p text:style-name="P6">Aspect légal :</text:p>
        </text:list-item>
      </text:list>
      <text:p text:style-name="P2"><text:span text:style-name="T1">Cette action de promotion ne se fonde sur aucun règlement opposable juridiquement ; elle repose sur la confiance réciproque, la </text:span><text:soft-page-break/><text:span text:style-name="T1">bonne volonté de chacun et l’intérêt du Service des Bibliothèques de Université de Strasbourg de respecter scrupuleusement ses engagements.</text:span></text:p>
      <text:p text:style-name="P5"/>
      <text:p text:style-name="P2"><text:span text:style-name="T1"><text:tab/></text:span><text:span text:style-name="T2">Service des Bibliothèques de l’Université de Strasbourg.</text:span></text:p>
      <text:p text:style-name="P7"><text:tab/>Strasbourg, le 18/01/20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alibri1" svg:font-family="Calibri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Unistra Symbol" svg:font-family="'Unistra Symbol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FR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06cm" fo:margin-bottom="0.106cm" loext:contextual-spacing="false" fo:line-height="108%" fo:text-align="start" style:justify-single-word="false" fo:orphans="2" fo:widows="2" style:writing-mode="lr-tb"/>
      <style:text-properties fo:font-size="12pt" fo:language="en" fo:country="GB" style:letter-kerning="tru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with-next="always"/>
      <style:text-properties style:font-name="Calibri" fo:font-family="Calibri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with-next="always"/>
      <style:text-properties style:font-name="Calibri" fo:font-family="Calibri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76cm" fo:margin-bottom="0cm" loext:contextual-spacing="false" fo:keep-with-next="always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76cm" fo:margin-bottom="0cm" loext:contextual-spacing="false" fo:keep-with-next="always"/>
      <style:text-properties style:font-name="Calibri" fo:font-family="Calibri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paragraph-properties fo:margin-top="0.071cm" fo:margin-bottom="0cm" loext:contextual-spacing="false"/>
      <style:text-properties fo:font-style="normal" style:font-style-asian="normal"/>
    </style:style>
    <style:style style:name="List_20_Bullet" style:display-name="List Bullet" style:family="paragraph" style:parent-style-name="Standard" style:default-outline-level="">
      <style:paragraph-properties fo:margin-left="0cm" fo:margin-right="0cm" fo:text-indent="0cm" style:auto-text-indent="false">
        <style:tab-stops/>
      </style:paragraph-properties>
    </style:style>
    <style:style style:name="List_20_Bullet_20_2" style:display-name="List Bullet 2" style:family="paragraph" style:parent-style-name="Standard" style:default-outline-level="">
      <style:paragraph-properties fo:margin-left="0cm" fo:margin-right="0cm" fo:margin-top="0.106cm" fo:margin-bottom="0.106cm" loext:contextual-spacing="true" fo:text-indent="-0.501cm" style:auto-text-indent="false"/>
    </style:style>
    <style:style style:name="List_20_Bullet_20_3" style:display-name="List Bullet 3" style:family="paragraph" style:parent-style-name="Standard" style:default-outline-level="">
      <style:paragraph-properties fo:margin-left="0cm" fo:margin-right="0cm" fo:margin-top="0.106cm" fo:margin-bottom="0.106cm" loext:contextual-spacing="true" fo:text-indent="-0.503cm" style:auto-text-indent="false"/>
    </style:style>
    <style:style style:name="List_20_Number_20_2" style:display-name="List Number 2" style:family="paragraph" style:parent-style-name="Standard" style:default-outline-level="">
      <style:paragraph-properties fo:margin-top="0.106cm" fo:margin-bottom="0.106cm" loext:contextual-spacing="true"/>
    </style:style>
    <style:style style:name="List_20_Number" style:display-name="List Number" style:family="paragraph" style:parent-style-name="Standard" style:default-outline-level="">
      <style:paragraph-properties fo:margin-left="0.63cm" fo:margin-right="0cm" fo:margin-top="0.106cm" fo:margin-bottom="0.106cm" loext:contextual-spacing="true" fo:text-indent="-0.63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06cm" fo:margin-bottom="0.106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Calibri" fo:font-family="Calibri" style:font-family-generic="roman" style:font-pitch="variable" fo:font-size="16pt" style:letter-kerning="true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style:font-name="Calibri" fo:font-family="Calibri" style:font-family-generic="roman" style:font-pitch="variable" fo:font-size="13pt" style:letter-kerning="true" style:font-name-asian="Calibri2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style:font-name="Calibri" fo:font-family="Calibri" style:font-family-generic="roman" style:font-pitch="variable" fo:font-size="12pt" style:letter-kerning="true" style:font-name-asian="Calibri2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itre_20_4_20_Car" style:display-name="Titre 4 Car" style:family="text" style:parent-style-name="Default_20_Paragraph_20_Font">
      <style:text-properties style:font-name="Calibri" fo:font-family="Calibri" style:font-family-generic="roman" style:font-pitch="variable" fo:font-size="12pt" fo:font-style="italic" style:letter-kerning="true" style:font-name-asian="Calibri2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re_20_5_20_Car" style:display-name="Titre 5 Car" style:family="text" style:parent-style-name="Default_20_Paragraph_20_Font">
      <style:text-properties style:font-name="Calibri" fo:font-family="Calibri" style:font-family-generic="roman" style:font-pitch="variable" fo:font-size="12pt" style:letter-kerning="true" style:font-name-asian="Calibri2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tyle-complex="italic"/>
    </style:style>
    <style:style style:name="Unistra_5f_symbol" style:display-name="Unistra_symbol" style:family="text">
      <style:text-properties style:font-name="Unistra Symbol" fo:font-family="'Unistra Symbol'" style:font-family-generic="roman" style:font-pitch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fo:language="en" fo:country="GB" style:letter-kerning="true" style:font-size-asian="9pt" style:font-name-complex="Segoe UI1" style:font-family-complex="'Segoe UI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>
      <style:text-properties fo:font-size="12pt" fo:language="en" fo:country="GB" style:letter-kerning="true" style:font-size-asian="12pt"/>
    </style:style>
    <style:style style:name="Pied_20_de_20_page_20_Car" style:display-name="Pied de page Car" style:family="text" style:parent-style-name="Default_20_Paragraph_20_Font">
      <style:text-properties fo:font-size="12pt" fo:language="en" fo:country="GB" style:letter-kerning="true" style:font-size-asian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color="#00000a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633cm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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SSOT Georges</meta:initial-creator>
    <meta:editing-cycles>15</meta:editing-cycles>
    <meta:creation-date>2021-01-11T08:12:00</meta:creation-date>
    <dc:date>2021-02-15T08:36:46.395171383</dc:date>
    <meta:editing-duration>PT2H47M34S</meta:editing-duration>
    <meta:generator>LibreOffice/5.1.6.2$Linux_x86 LibreOffice_project/10m0$Build-2</meta:generator>
    <meta:document-statistic meta:table-count="0" meta:image-count="0" meta:object-count="0" meta:page-count="2" meta:paragraph-count="19" meta:word-count="393" meta:character-count="2572" meta:non-whitespace-character-count="2209"/>
    <meta:user-defined meta:name="AppVersion">16.0000</meta:user-defined>
    <meta:user-defined meta:name="Company">Université de Strasbou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